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44pt"/>
    </style:style>
    <style:style style:name="co2" style:family="table-column">
      <style:table-column-properties fo:break-before="auto" style:column-width="84.84pt"/>
    </style:style>
    <style:style style:name="co3" style:family="table-column">
      <style:table-column-properties fo:break-before="auto" style:column-width="83.51pt"/>
    </style:style>
    <style:style style:name="co4" style:family="table-column">
      <style:table-column-properties fo:break-before="auto" style:column-width="54.65pt"/>
    </style:style>
    <style:style style:name="co5" style:family="table-column">
      <style:table-column-properties fo:break-before="auto" style:column-width="73.39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15pt"/>
    </style:style>
    <style:style style:name="co9" style:family="table-column">
      <style:table-column-properties fo:break-before="auto" style:column-width="71.4pt"/>
    </style:style>
    <style:style style:name="co10" style:family="table-column">
      <style:table-column-properties fo:break-before="auto" style:column-width="109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table table:name="satsol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esultat</text:p>
          </table:table-cell>
          <table:table-cell table:style-name="ce1" office:value-type="string" calcext:value-type="string">
            <text:p>Temps (Segons)</text:p>
          </table:table-cell>
          <table:table-cell table:style-name="ce1" office:value-type="string" calcext:value-type="string">
            <text:p>Decisions</text:p>
          </table:table-cell>
          <table:table-cell table:style-name="ce2" office:value-type="string" calcext:value-type="string">
            <text:p>Propagacions</text:p>
          </table:table-cell>
          <table:table-cell table:style-name="ce2" office:value-type="string" calcext:value-type="string">
            <text:p>Propagacions/segon</text:p>
          </table:table-cell>
        </table:table-row>
        <table:table-row table:style-name="ro1">
          <table:table-cell office:value-type="string" calcext:value-type="string">
            <text:p>vars-100-10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table:style-name="Default" office:value-type="float" office:value="21683" calcext:value-type="float">
            <text:p>21683</text:p>
          </table:table-cell>
          <table:table-cell table:formula="of:=IFERROR([.E2]/[.C2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1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6707" calcext:value-type="float">
            <text:p>6707</text:p>
          </table:table-cell>
          <table:table-cell table:formula="of:=IFERROR([.E3]/[.C3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2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945" calcext:value-type="float">
            <text:p>945</text:p>
          </table:table-cell>
          <table:table-cell table:formula="of:=IFERROR([.E4]/[.C4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3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table:style-name="Default" office:value-type="float" office:value="23161" calcext:value-type="float">
            <text:p>23161</text:p>
          </table:table-cell>
          <table:table-cell table:formula="of:=IFERROR([.E5]/[.C5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4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table:style-name="Default" office:value-type="float" office:value="23417" calcext:value-type="float">
            <text:p>23417</text:p>
          </table:table-cell>
          <table:table-cell table:formula="of:=IFERROR([.E6]/[.C6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5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6404" calcext:value-type="float">
            <text:p>6404</text:p>
          </table:table-cell>
          <table:table-cell table:formula="of:=IFERROR([.E7]/[.C7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6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 table:style-name="Default" office:value-type="float" office:value="43002" calcext:value-type="float">
            <text:p>43002</text:p>
          </table:table-cell>
          <table:table-cell table:formula="of:=IFERROR([.E8]/[.C8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7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style-name="Default" office:value-type="float" office:value="6471" calcext:value-type="float">
            <text:p>6471</text:p>
          </table:table-cell>
          <table:table-cell table:formula="of:=IFERROR([.E9]/[.C9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8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8223" calcext:value-type="float">
            <text:p>8223</text:p>
          </table:table-cell>
          <table:table-cell table:formula="of:=IFERROR([.E10]/[.C10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00-09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style-name="Default" office:value-type="float" office:value="15112" calcext:value-type="float">
            <text:p>15112</text:p>
          </table:table-cell>
          <table:table-cell table:formula="of:=IFERROR([.E11]/[.C11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10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2763" calcext:value-type="float">
            <text:p>12763</text:p>
          </table:table-cell>
          <table:table-cell table:style-name="Default" office:value-type="float" office:value="336916" calcext:value-type="float">
            <text:p>336916</text:p>
          </table:table-cell>
          <table:table-cell table:formula="of:=IFERROR([.E12]/[.C12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1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table:style-name="Default" office:value-type="float" office:value="76303" calcext:value-type="float">
            <text:p>76303</text:p>
          </table:table-cell>
          <table:table-cell table:formula="of:=IFERROR([.E13]/[.C13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2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9736" calcext:value-type="float">
            <text:p>9736</text:p>
          </table:table-cell>
          <table:table-cell table:style-name="Default" office:value-type="float" office:value="256665" calcext:value-type="float">
            <text:p>256665</text:p>
          </table:table-cell>
          <table:table-cell table:formula="of:=IFERROR([.E14]/[.C14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3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8831" calcext:value-type="float">
            <text:p>8831</text:p>
          </table:table-cell>
          <table:table-cell table:style-name="Default" office:value-type="float" office:value="237986" calcext:value-type="float">
            <text:p>237986</text:p>
          </table:table-cell>
          <table:table-cell table:formula="of:=IFERROR([.E15]/[.C15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4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9572" calcext:value-type="float">
            <text:p>9572</text:p>
          </table:table-cell>
          <table:table-cell table:style-name="Default" office:value-type="float" office:value="256248" calcext:value-type="float">
            <text:p>256248</text:p>
          </table:table-cell>
          <table:table-cell table:formula="of:=IFERROR([.E16]/[.C16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5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0810" calcext:value-type="float">
            <text:p>10810</text:p>
          </table:table-cell>
          <table:table-cell table:style-name="Default" office:value-type="float" office:value="275594" calcext:value-type="float">
            <text:p>275594</text:p>
          </table:table-cell>
          <table:table-cell table:formula="of:=IFERROR([.E17]/[.C17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6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table:style-name="Default" office:value-type="float" office:value="36941" calcext:value-type="float">
            <text:p>36941</text:p>
          </table:table-cell>
          <table:table-cell table:formula="of:=IFERROR([.E18]/[.C18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7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7792" calcext:value-type="float">
            <text:p>7792</text:p>
          </table:table-cell>
          <table:table-cell table:style-name="Default" office:value-type="float" office:value="199982" calcext:value-type="float">
            <text:p>199982</text:p>
          </table:table-cell>
          <table:table-cell table:formula="of:=IFERROR([.E19]/[.C19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8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228" calcext:value-type="float">
            <text:p>1228</text:p>
          </table:table-cell>
          <table:table-cell table:formula="of:=IFERROR([.E20]/[.C20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150-09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table:style-name="Default" office:value-type="float" office:value="219682" calcext:value-type="float">
            <text:p>219682</text:p>
          </table:table-cell>
          <table:table-cell table:formula="of:=IFERROR([.E21]/[.C21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10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91999" calcext:value-type="float">
            <text:p>91999</text:p>
          </table:table-cell>
          <table:table-cell table:style-name="Default" office:value-type="float" office:value="2941567" calcext:value-type="float">
            <text:p>2941567</text:p>
          </table:table-cell>
          <table:table-cell table:formula="of:=IFERROR([.E22]/[.C22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1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08292" calcext:value-type="float">
            <text:p>108292</text:p>
          </table:table-cell>
          <table:table-cell table:style-name="Default" office:value-type="float" office:value="3500818" calcext:value-type="float">
            <text:p>3500818</text:p>
          </table:table-cell>
          <table:table-cell table:formula="of:=IFERROR([.E23]/[.C23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2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table:style-name="Default" office:value-type="float" office:value="139837" calcext:value-type="float">
            <text:p>139837</text:p>
          </table:table-cell>
          <table:table-cell table:formula="of:=IFERROR([.E24]/[.C24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3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80423" calcext:value-type="float">
            <text:p>80423</text:p>
          </table:table-cell>
          <table:table-cell table:style-name="Default" office:value-type="float" office:value="2558270" calcext:value-type="float">
            <text:p>2558270</text:p>
          </table:table-cell>
          <table:table-cell table:formula="of:=IFERROR([.E25]/[.C25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4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5167" calcext:value-type="float">
            <text:p>35167</text:p>
          </table:table-cell>
          <table:table-cell table:style-name="Default" office:value-type="float" office:value="1088255" calcext:value-type="float">
            <text:p>1088255</text:p>
          </table:table-cell>
          <table:table-cell table:formula="of:=IFERROR([.E26]/[.C26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5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3287" calcext:value-type="float">
            <text:p>63287</text:p>
          </table:table-cell>
          <table:table-cell table:style-name="Default" office:value-type="float" office:value="2004494" calcext:value-type="float">
            <text:p>2004494</text:p>
          </table:table-cell>
          <table:table-cell table:formula="of:=IFERROR([.E27]/[.C27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6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54786" calcext:value-type="float">
            <text:p>54786</text:p>
          </table:table-cell>
          <table:table-cell table:style-name="Default" office:value-type="float" office:value="1756446" calcext:value-type="float">
            <text:p>1756446</text:p>
          </table:table-cell>
          <table:table-cell table:formula="of:=IFERROR([.E28]/[.C28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7.cnf</text:p>
          </table:table-cell>
          <table:table-cell office:value-type="string" calcext:value-type="string">
            <text:p>UNSATISFIABLE</text:p>
          </table:table-cell>
          <table:table-cell office:value-type="float" office:value="1" calcext:value-type="float">
            <text:p>1</text:p>
          </table:table-cell>
          <table:table-cell office:value-type="float" office:value="236175" calcext:value-type="float">
            <text:p>236175</text:p>
          </table:table-cell>
          <table:table-cell table:style-name="Default" office:value-type="float" office:value="7734193" calcext:value-type="float">
            <text:p>7734193</text:p>
          </table:table-cell>
          <table:table-cell table:formula="of:=IFERROR([.E29]/[.C29]; )" office:value-type="float" office:value="7734193" calcext:value-type="float">
            <text:p>7734193</text:p>
          </table:table-cell>
        </table:table-row>
        <table:table-row table:style-name="ro1">
          <table:table-cell office:value-type="string" calcext:value-type="string">
            <text:p>vars-200-08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  <table:table-cell table:style-name="Default" office:value-type="float" office:value="198710" calcext:value-type="float">
            <text:p>198710</text:p>
          </table:table-cell>
          <table:table-cell table:formula="of:=IFERROR([.E30]/[.C30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00-09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1020" calcext:value-type="float">
            <text:p>31020</text:p>
          </table:table-cell>
          <table:table-cell table:style-name="Default" office:value-type="float" office:value="1004695" calcext:value-type="float">
            <text:p>1004695</text:p>
          </table:table-cell>
          <table:table-cell table:formula="of:=IFERROR([.E31]/[.C31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50-10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1953" calcext:value-type="float">
            <text:p>61953</text:p>
          </table:table-cell>
          <table:table-cell table:style-name="Default" office:value-type="float" office:value="2352823" calcext:value-type="float">
            <text:p>2352823</text:p>
          </table:table-cell>
          <table:table-cell table:style-name="ce3" table:formula="of:=IFERROR([.E32]/[.C32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50-01.cnf</text:p>
          </table:table-cell>
          <table:table-cell office:value-type="string" calcext:value-type="string">
            <text:p>UNSATISFIABLE</text:p>
          </table:table-cell>
          <table:table-cell office:value-type="float" office:value="4" calcext:value-type="float">
            <text:p>4</text:p>
          </table:table-cell>
          <table:table-cell office:value-type="float" office:value="554892" calcext:value-type="float">
            <text:p>554892</text:p>
          </table:table-cell>
          <table:table-cell table:style-name="Default" office:value-type="float" office:value="20235018" calcext:value-type="float">
            <text:p>20235018</text:p>
          </table:table-cell>
          <table:table-cell table:style-name="ce3" table:formula="of:=IFERROR([.E33]/[.C33]; )" office:value-type="float" office:value="5058754.5" calcext:value-type="float">
            <text:p>5058755</text:p>
          </table:table-cell>
        </table:table-row>
        <table:table-row table:style-name="ro1">
          <table:table-cell office:value-type="string" calcext:value-type="string">
            <text:p>vars-250-02.cnf</text:p>
          </table:table-cell>
          <table:table-cell office:value-type="string" calcext:value-type="string">
            <text:p>UNSATISFIABLE</text:p>
          </table:table-cell>
          <table:table-cell office:value-type="float" office:value="6" calcext:value-type="float">
            <text:p>6</text:p>
          </table:table-cell>
          <table:table-cell office:value-type="float" office:value="858067" calcext:value-type="float">
            <text:p>858067</text:p>
          </table:table-cell>
          <table:table-cell table:style-name="Default" office:value-type="float" office:value="31542351" calcext:value-type="float">
            <text:p>31542351</text:p>
          </table:table-cell>
          <table:table-cell table:style-name="ce3" table:formula="of:=IFERROR([.E34]/[.C34]; )" office:value-type="float" office:value="5257058.5" calcext:value-type="float">
            <text:p>5257059</text:p>
          </table:table-cell>
        </table:table-row>
        <table:table-row table:style-name="ro1">
          <table:table-cell office:value-type="string" calcext:value-type="string">
            <text:p>vars-250-03.cnf</text:p>
          </table:table-cell>
          <table:table-cell office:value-type="string" calcext:value-type="string">
            <text:p>SATISFIABLE</text:p>
          </table:table-cell>
          <table:table-cell office:value-type="float" office:value="2" calcext:value-type="float">
            <text:p>2</text:p>
          </table:table-cell>
          <table:table-cell office:value-type="float" office:value="244201" calcext:value-type="float">
            <text:p>244201</text:p>
          </table:table-cell>
          <table:table-cell table:style-name="Default" office:value-type="float" office:value="9066470" calcext:value-type="float">
            <text:p>9066470</text:p>
          </table:table-cell>
          <table:table-cell table:style-name="ce3" table:formula="of:=IFERROR([.E35]/[.C35]; )" office:value-type="float" office:value="4533235" calcext:value-type="float">
            <text:p>4533235</text:p>
          </table:table-cell>
        </table:table-row>
        <table:table-row table:style-name="ro1">
          <table:table-cell office:value-type="string" calcext:value-type="string">
            <text:p>vars-250-04.cnf</text:p>
          </table:table-cell>
          <table:table-cell office:value-type="string" calcext:value-type="string">
            <text:p>SATISFIABLE</text:p>
          </table:table-cell>
          <table:table-cell office:value-type="float" office:value="2" calcext:value-type="float">
            <text:p>2</text:p>
          </table:table-cell>
          <table:table-cell office:value-type="float" office:value="361241" calcext:value-type="float">
            <text:p>361241</text:p>
          </table:table-cell>
          <table:table-cell table:style-name="Default" office:value-type="float" office:value="13616528" calcext:value-type="float">
            <text:p>13616528</text:p>
          </table:table-cell>
          <table:table-cell table:style-name="ce3" table:formula="of:=IFERROR([.E36]/[.C36]; )" office:value-type="float" office:value="6808264" calcext:value-type="float">
            <text:p>6808264</text:p>
          </table:table-cell>
        </table:table-row>
        <table:table-row table:style-name="ro1">
          <table:table-cell office:value-type="string" calcext:value-type="string">
            <text:p>vars-250-05.cnf</text:p>
          </table:table-cell>
          <table:table-cell office:value-type="string" calcext:value-type="string">
            <text:p>UNSATISFIABLE</text:p>
          </table:table-cell>
          <table:table-cell office:value-type="float" office:value="5" calcext:value-type="float">
            <text:p>5</text:p>
          </table:table-cell>
          <table:table-cell office:value-type="float" office:value="681425" calcext:value-type="float">
            <text:p>681425</text:p>
          </table:table-cell>
          <table:table-cell table:style-name="Default" office:value-type="float" office:value="25445294" calcext:value-type="float">
            <text:p>25445294</text:p>
          </table:table-cell>
          <table:table-cell table:style-name="ce3" table:formula="of:=IFERROR([.E37]/[.C37]; )" office:value-type="float" office:value="5089058.8" calcext:value-type="float">
            <text:p>5089059</text:p>
          </table:table-cell>
        </table:table-row>
        <table:table-row table:style-name="ro1">
          <table:table-cell office:value-type="string" calcext:value-type="string">
            <text:p>vars-250-06.cnf</text:p>
          </table:table-cell>
          <table:table-cell office:value-type="string" calcext:value-type="string">
            <text:p>UNSATISFIABLE</text:p>
          </table:table-cell>
          <table:table-cell office:value-type="float" office:value="10" calcext:value-type="float">
            <text:p>10</text:p>
          </table:table-cell>
          <table:table-cell office:value-type="float" office:value="1402427" calcext:value-type="float">
            <text:p>1402427</text:p>
          </table:table-cell>
          <table:table-cell table:style-name="Default" office:value-type="float" office:value="51822623" calcext:value-type="float">
            <text:p>51822623</text:p>
          </table:table-cell>
          <table:table-cell table:style-name="ce3" table:formula="of:=IFERROR([.E38]/[.C38]; )" office:value-type="float" office:value="5182262.3" calcext:value-type="float">
            <text:p>5182262</text:p>
          </table:table-cell>
        </table:table-row>
        <table:table-row table:style-name="ro1">
          <table:table-cell office:value-type="string" calcext:value-type="string">
            <text:p>vars-250-07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90070" calcext:value-type="float">
            <text:p>90070</text:p>
          </table:table-cell>
          <table:table-cell table:style-name="Default" office:value-type="float" office:value="3393091" calcext:value-type="float">
            <text:p>3393091</text:p>
          </table:table-cell>
          <table:table-cell table:style-name="ce3" table:formula="of:=IFERROR([.E39]/[.C39];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s-250-08.cnf</text:p>
          </table:table-cell>
          <table:table-cell office:value-type="string" calcext:value-type="string">
            <text:p>UNSATISFIABLE</text:p>
          </table:table-cell>
          <table:table-cell office:value-type="float" office:value="6" calcext:value-type="float">
            <text:p>6</text:p>
          </table:table-cell>
          <table:table-cell office:value-type="float" office:value="847844" calcext:value-type="float">
            <text:p>847844</text:p>
          </table:table-cell>
          <table:table-cell table:style-name="Default" office:value-type="float" office:value="31055484" calcext:value-type="float">
            <text:p>31055484</text:p>
          </table:table-cell>
          <table:table-cell table:style-name="ce3" table:formula="of:=IFERROR([.E40]/[.C40]; )" office:value-type="float" office:value="5175914" calcext:value-type="float">
            <text:p>5175914</text:p>
          </table:table-cell>
        </table:table-row>
        <table:table-row table:style-name="ro1">
          <table:table-cell office:value-type="string" calcext:value-type="string">
            <text:p>vars-250-09.cnf</text:p>
          </table:table-cell>
          <table:table-cell office:value-type="string" calcext:value-type="string">
            <text:p>SATISFIABLE</text:p>
          </table:table-cell>
          <table:table-cell office:value-type="float" office:value="2" calcext:value-type="float">
            <text:p>2</text:p>
          </table:table-cell>
          <table:table-cell office:value-type="float" office:value="315316" calcext:value-type="float">
            <text:p>315316</text:p>
          </table:table-cell>
          <table:table-cell table:style-name="Default" office:value-type="float" office:value="11677510" calcext:value-type="float">
            <text:p>11677510</text:p>
          </table:table-cell>
          <table:table-cell table:style-name="ce3" table:formula="of:=IFERROR([.E41]/[.C41]; )" office:value-type="float" office:value="5838755" calcext:value-type="float">
            <text:p>5838755</text:p>
          </table:table-cell>
        </table:table-row>
        <table:table-row table:style-name="ro1">
          <table:table-cell office:value-type="string" calcext:value-type="string">
            <text:p>vars-300-10.cnf</text:p>
          </table:table-cell>
          <table:table-cell office:value-type="string" calcext:value-type="string">
            <text:p>SATISFIABLE</text:p>
          </table:table-cell>
          <table:table-cell office:value-type="float" office:value="19" calcext:value-type="float">
            <text:p>19</text:p>
          </table:table-cell>
          <table:table-cell office:value-type="float" office:value="2131330" calcext:value-type="float">
            <text:p>2131330</text:p>
          </table:table-cell>
          <table:table-cell table:style-name="Default" office:value-type="float" office:value="93059403" calcext:value-type="float">
            <text:p>93059403</text:p>
          </table:table-cell>
          <table:table-cell table:style-name="ce3" table:formula="of:=IFERROR([.E42]/[.C42]; )" office:value-type="float" office:value="4897863.31578947" calcext:value-type="float">
            <text:p>4897863</text:p>
          </table:table-cell>
        </table:table-row>
        <table:table-row table:style-name="ro1">
          <table:table-cell office:value-type="string" calcext:value-type="string">
            <text:p>vars-300-01.cnf</text:p>
          </table:table-cell>
          <table:table-cell office:value-type="string" calcext:value-type="string">
            <text:p>SATISFIABLE</text:p>
          </table:table-cell>
          <table:table-cell office:value-type="float" office:value="2" calcext:value-type="float">
            <text:p>2</text:p>
          </table:table-cell>
          <table:table-cell office:value-type="float" office:value="235963" calcext:value-type="float">
            <text:p>235963</text:p>
          </table:table-cell>
          <table:table-cell table:style-name="Default" office:value-type="float" office:value="10003867" calcext:value-type="float">
            <text:p>10003867</text:p>
          </table:table-cell>
          <table:table-cell table:style-name="ce3" table:formula="of:=IFERROR([.E43]/[.C43]; )" office:value-type="float" office:value="5001933.5" calcext:value-type="float">
            <text:p>5001934</text:p>
          </table:table-cell>
        </table:table-row>
        <table:table-row table:style-name="ro1">
          <table:table-cell office:value-type="string" calcext:value-type="string">
            <text:p>vars-300-02.cnf</text:p>
          </table:table-cell>
          <table:table-cell office:value-type="string" calcext:value-type="string">
            <text:p>UNSATISFIABLE</text:p>
          </table:table-cell>
          <table:table-cell office:value-type="float" office:value="62" calcext:value-type="float">
            <text:p>62</text:p>
          </table:table-cell>
          <table:table-cell office:value-type="float" office:value="7042871" calcext:value-type="float">
            <text:p>7042871</text:p>
          </table:table-cell>
          <table:table-cell table:style-name="Default" office:value-type="float" office:value="297939412" calcext:value-type="float">
            <text:p>297939412</text:p>
          </table:table-cell>
          <table:table-cell table:style-name="ce3" table:formula="of:=IFERROR([.E44]/[.C44]; )" office:value-type="float" office:value="4805474.38709677" calcext:value-type="float">
            <text:p>4805474</text:p>
          </table:table-cell>
        </table:table-row>
        <table:table-row table:style-name="ro1">
          <table:table-cell office:value-type="string" calcext:value-type="string">
            <text:p>vars-300-03.cnf</text:p>
          </table:table-cell>
          <table:table-cell office:value-type="string" calcext:value-type="string">
            <text:p>UNSATISFIABLE</text:p>
          </table:table-cell>
          <table:table-cell office:value-type="float" office:value="24" calcext:value-type="float">
            <text:p>24</text:p>
          </table:table-cell>
          <table:table-cell office:value-type="float" office:value="2907611" calcext:value-type="float">
            <text:p>2907611</text:p>
          </table:table-cell>
          <table:table-cell table:style-name="Default" office:value-type="float" office:value="120669156" calcext:value-type="float">
            <text:p>120669156</text:p>
          </table:table-cell>
          <table:table-cell table:style-name="ce3" table:formula="of:=IFERROR([.E45]/[.C45]; )" office:value-type="float" office:value="5027881.5" calcext:value-type="float">
            <text:p>5027882</text:p>
          </table:table-cell>
        </table:table-row>
        <table:table-row table:style-name="ro1">
          <table:table-cell office:value-type="string" calcext:value-type="string">
            <text:p>vars-300-04.cnf</text:p>
          </table:table-cell>
          <table:table-cell office:value-type="string" calcext:value-type="string">
            <text:p>UNSATISFIABLE</text:p>
          </table:table-cell>
          <table:table-cell office:value-type="float" office:value="43" calcext:value-type="float">
            <text:p>43</text:p>
          </table:table-cell>
          <table:table-cell office:value-type="float" office:value="5021923" calcext:value-type="float">
            <text:p>5021923</text:p>
          </table:table-cell>
          <table:table-cell table:style-name="Default" office:value-type="float" office:value="212535942" calcext:value-type="float">
            <text:p>212535942</text:p>
          </table:table-cell>
          <table:table-cell table:style-name="ce3" table:formula="of:=IFERROR([.E46]/[.C46]; )" office:value-type="float" office:value="4942696.3255814" calcext:value-type="float">
            <text:p>4942696</text:p>
          </table:table-cell>
        </table:table-row>
        <table:table-row table:style-name="ro1">
          <table:table-cell office:value-type="string" calcext:value-type="string">
            <text:p>vars-300-05.cnf</text:p>
          </table:table-cell>
          <table:table-cell office:value-type="string" calcext:value-type="string">
            <text:p>SATISFIABLE</text:p>
          </table:table-cell>
          <table:table-cell office:value-type="float" office:value="45" calcext:value-type="float">
            <text:p>45</text:p>
          </table:table-cell>
          <table:table-cell office:value-type="float" office:value="5293614" calcext:value-type="float">
            <text:p>5293614</text:p>
          </table:table-cell>
          <table:table-cell table:style-name="Default" office:value-type="float" office:value="223760182" calcext:value-type="float">
            <text:p>223760182</text:p>
          </table:table-cell>
          <table:table-cell table:style-name="ce3" table:formula="of:=IFERROR([.E47]/[.C47]; )" office:value-type="float" office:value="4972448.48888889" calcext:value-type="float">
            <text:p>4972448</text:p>
          </table:table-cell>
        </table:table-row>
        <table:table-row table:style-name="ro1">
          <table:table-cell office:value-type="string" calcext:value-type="string">
            <text:p>vars-300-06.cnf</text:p>
          </table:table-cell>
          <table:table-cell office:value-type="string" calcext:value-type="string">
            <text:p>UNSATISFIABLE</text:p>
          </table:table-cell>
          <table:table-cell office:value-type="float" office:value="34" calcext:value-type="float">
            <text:p>34</text:p>
          </table:table-cell>
          <table:table-cell office:value-type="float" office:value="4004746" calcext:value-type="float">
            <text:p>4004746</text:p>
          </table:table-cell>
          <table:table-cell table:style-name="Default" office:value-type="float" office:value="169057749" calcext:value-type="float">
            <text:p>169057749</text:p>
          </table:table-cell>
          <table:table-cell table:style-name="ce3" table:formula="of:=IFERROR([.E48]/[.C48]; )" office:value-type="float" office:value="4972286.73529412" calcext:value-type="float">
            <text:p>4972287</text:p>
          </table:table-cell>
        </table:table-row>
        <table:table-row table:style-name="ro1">
          <table:table-cell office:value-type="string" calcext:value-type="string">
            <text:p>vars-300-07.cnf</text:p>
          </table:table-cell>
          <table:table-cell office:value-type="string" calcext:value-type="string">
            <text:p>SATISFIABLE</text:p>
          </table:table-cell>
          <table:table-cell office:value-type="float" office:value="7" calcext:value-type="float">
            <text:p>7</text:p>
          </table:table-cell>
          <table:table-cell office:value-type="float" office:value="808016" calcext:value-type="float">
            <text:p>808016</text:p>
          </table:table-cell>
          <table:table-cell table:style-name="Default" office:value-type="float" office:value="35502882" calcext:value-type="float">
            <text:p>35502882</text:p>
          </table:table-cell>
          <table:table-cell table:style-name="ce3" table:formula="of:=IFERROR([.E49]/[.C49]; )" office:value-type="float" office:value="5071840.28571429" calcext:value-type="float">
            <text:p>5071840</text:p>
          </table:table-cell>
        </table:table-row>
        <table:table-row table:style-name="ro1">
          <table:table-cell office:value-type="string" calcext:value-type="string">
            <text:p>vars-300-08.cnf</text:p>
          </table:table-cell>
          <table:table-cell office:value-type="string" calcext:value-type="string">
            <text:p>UNSATISFIABLE</text:p>
          </table:table-cell>
          <table:table-cell office:value-type="float" office:value="53" calcext:value-type="float">
            <text:p>53</text:p>
          </table:table-cell>
          <table:table-cell office:value-type="float" office:value="6117720" calcext:value-type="float">
            <text:p>6117720</text:p>
          </table:table-cell>
          <table:table-cell table:style-name="Default" office:value-type="float" office:value="257723653" calcext:value-type="float">
            <text:p>257723653</text:p>
          </table:table-cell>
          <table:table-cell table:style-name="ce3" table:formula="of:=IFERROR([.E50]/[.C50]; )" office:value-type="float" office:value="4862710.43396226" calcext:value-type="float">
            <text:p>4862710</text:p>
          </table:table-cell>
        </table:table-row>
        <table:table-row table:style-name="ro1">
          <table:table-cell office:value-type="string" calcext:value-type="string">
            <text:p>vars-300-09.cnf</text:p>
          </table:table-cell>
          <table:table-cell office:value-type="string" calcext:value-type="string">
            <text:p>SATISFIABLE</text:p>
          </table:table-cell>
          <table:table-cell office:value-type="float" office:value="11" calcext:value-type="float">
            <text:p>11</text:p>
          </table:table-cell>
          <table:table-cell office:value-type="float" office:value="1289323" calcext:value-type="float">
            <text:p>1289323</text:p>
          </table:table-cell>
          <table:table-cell table:style-name="Default" office:value-type="float" office:value="53877229" calcext:value-type="float">
            <text:p>53877229</text:p>
          </table:table-cell>
          <table:table-cell table:style-name="ce3" table:formula="of:=IFERROR([.E51]/[.C51]; )" office:value-type="float" office:value="4897929.90909091" calcext:value-type="float">
            <text:p>4897930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cosat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3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esultat</text:p>
          </table:table-cell>
          <table:table-cell table:style-name="ce1" office:value-type="string" calcext:value-type="string">
            <text:p>Temps (segons)</text:p>
          </table:table-cell>
          <table:table-cell table:style-name="ce1" office:value-type="string" calcext:value-type="string">
            <text:p>Decisions</text:p>
          </table:table-cell>
          <table:table-cell table:style-name="ce1" office:value-type="string" calcext:value-type="string">
            <text:p>Propagations</text:p>
          </table:table-cell>
          <table:table-cell table:style-name="ce2" office:value-type="string" calcext:value-type="string">
            <text:p>Propagacions/se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10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5847" calcext:value-type="float">
            <text:p>15847</text:p>
          </table:table-cell>
          <table:table-cell table:formula="of:=IFERROR([.E2]/[.C2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1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8329" calcext:value-type="float">
            <text:p>8329</text:p>
          </table:table-cell>
          <table:table-cell table:formula="of:=IFERROR([.E3]/[.C3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2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9213" calcext:value-type="float">
            <text:p>9213</text:p>
          </table:table-cell>
          <table:table-cell table:formula="of:=IFERROR([.E4]/[.C4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3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14645" calcext:value-type="float">
            <text:p>14645</text:p>
          </table:table-cell>
          <table:table-cell table:formula="of:=IFERROR([.E5]/[.C5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4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17394" calcext:value-type="float">
            <text:p>17394</text:p>
          </table:table-cell>
          <table:table-cell table:formula="of:=IFERROR([.E6]/[.C6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5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744" calcext:value-type="float">
            <text:p>6744</text:p>
          </table:table-cell>
          <table:table-cell table:formula="of:=IFERROR([.E7]/[.C7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6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16174" calcext:value-type="float">
            <text:p>16174</text:p>
          </table:table-cell>
          <table:table-cell table:formula="of:=IFERROR([.E8]/[.C8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7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227" calcext:value-type="float">
            <text:p>4227</text:p>
          </table:table-cell>
          <table:table-cell table:formula="of:=IFERROR([.E9]/[.C9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8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table:formula="of:=IFERROR([.E10]/[.C10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00-9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1683" calcext:value-type="float">
            <text:p>11683</text:p>
          </table:table-cell>
          <table:table-cell table:formula="of:=IFERROR([.E11]/[.C11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10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112731" calcext:value-type="float">
            <text:p>112731</text:p>
          </table:table-cell>
          <table:table-cell table:formula="of:=IFERROR([.E12]/[.C12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1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28826" calcext:value-type="float">
            <text:p>28826</text:p>
          </table:table-cell>
          <table:table-cell table:formula="of:=IFERROR([.E13]/[.C13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2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112129" calcext:value-type="float">
            <text:p>112129</text:p>
          </table:table-cell>
          <table:table-cell table:formula="of:=IFERROR([.E14]/[.C14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3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float" office:value="54004" calcext:value-type="float">
            <text:p>54004</text:p>
          </table:table-cell>
          <table:table-cell table:formula="of:=IFERROR([.E15]/[.C15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4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 office:value-type="float" office:value="56216" calcext:value-type="float">
            <text:p>56216</text:p>
          </table:table-cell>
          <table:table-cell table:formula="of:=IFERROR([.E16]/[.C16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5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103204" calcext:value-type="float">
            <text:p>103204</text:p>
          </table:table-cell>
          <table:table-cell table:formula="of:=IFERROR([.E17]/[.C17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6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7657" calcext:value-type="float">
            <text:p>7657</text:p>
          </table:table-cell>
          <table:table-cell table:formula="of:=IFERROR([.E18]/[.C18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7.cnf</text:p>
          </table:table-cell>
          <table:table-cell office:value-type="string" calcext:value-type="string">
            <text:p>UNSATISFIABLE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 office:value-type="float" office:value="87514" calcext:value-type="float">
            <text:p>87514</text:p>
          </table:table-cell>
          <table:table-cell table:formula="of:=IFERROR([.E19]/[.C19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8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25618" calcext:value-type="float">
            <text:p>25618</text:p>
          </table:table-cell>
          <table:table-cell table:formula="of:=IFERROR([.E20]/[.C20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150-9.cnf</text:p>
          </table:table-cell>
          <table:table-cell office:value-type="string" calcext:value-type="string">
            <text:p>SATISFIABLE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44345" calcext:value-type="float">
            <text:p>44345</text:p>
          </table:table-cell>
          <table:table-cell table:formula="of:=IFERROR([.E21]/[.C21]; 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10.cnf</text:p>
          </table:table-cell>
          <table:table-cell office:value-type="string" calcext:value-type="string">
            <text:p>UNSATISFIABLE</text:p>
          </table:table-cell>
          <table:table-cell office:value-type="float" office:value="0.2" calcext:value-type="float">
            <text:p>0.2</text:p>
          </table:table-cell>
          <table:table-cell office:value-type="float" office:value="18609" calcext:value-type="float">
            <text:p>18609</text:p>
          </table:table-cell>
          <table:table-cell office:value-type="float" office:value="805528" calcext:value-type="float">
            <text:p>805528</text:p>
          </table:table-cell>
          <table:table-cell table:formula="of:=IFERROR([.E22]/[.C22]; )" office:value-type="float" office:value="4027640" calcext:value-type="float">
            <text:p>4027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1.cnf</text:p>
          </table:table-cell>
          <table:table-cell office:value-type="string" calcext:value-type="string">
            <text:p>UNSATISFIABLE</text:p>
          </table:table-cell>
          <table:table-cell office:value-type="float" office:value="0.1" calcext:value-type="float">
            <text:p>0.1</text:p>
          </table:table-cell>
          <table:table-cell office:value-type="float" office:value="15518" calcext:value-type="float">
            <text:p>15518</text:p>
          </table:table-cell>
          <table:table-cell office:value-type="float" office:value="664747" calcext:value-type="float">
            <text:p>664747</text:p>
          </table:table-cell>
          <table:table-cell table:formula="of:=IFERROR([.E23]/[.C23]; )" office:value-type="float" office:value="6647470" calcext:value-type="float">
            <text:p>6647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2.cnf</text:p>
          </table:table-cell>
          <table:table-cell office:value-type="string" calcext:value-type="string">
            <text:p>SATISFIABLE</text:p>
          </table:table-cell>
          <table:table-cell office:value-type="float" office:value="0.1" calcext:value-type="float">
            <text:p>0.1</text:p>
          </table:table-cell>
          <table:table-cell office:value-type="float" office:value="4558" calcext:value-type="float">
            <text:p>4558</text:p>
          </table:table-cell>
          <table:table-cell office:value-type="float" office:value="196302" calcext:value-type="float">
            <text:p>196302</text:p>
          </table:table-cell>
          <table:table-cell table:formula="of:=IFERROR([.E24]/[.C24]; )" office:value-type="float" office:value="1963020" calcext:value-type="float">
            <text:p>1963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3.cnf</text:p>
          </table:table-cell>
          <table:table-cell office:value-type="string" calcext:value-type="string">
            <text:p>UNSATISFIABLE</text:p>
          </table:table-cell>
          <table:table-cell office:value-type="float" office:value="0.2" calcext:value-type="float">
            <text:p>0.2</text:p>
          </table:table-cell>
          <table:table-cell office:value-type="float" office:value="18580" calcext:value-type="float">
            <text:p>18580</text:p>
          </table:table-cell>
          <table:table-cell office:value-type="float" office:value="789756" calcext:value-type="float">
            <text:p>789756</text:p>
          </table:table-cell>
          <table:table-cell table:formula="of:=IFERROR([.E25]/[.C25]; )" office:value-type="float" office:value="3948780" calcext:value-type="float">
            <text:p>3948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4.cnf</text:p>
          </table:table-cell>
          <table:table-cell office:value-type="string" calcext:value-type="string">
            <text:p>UNSATISFIABLE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307531" calcext:value-type="float">
            <text:p>307531</text:p>
          </table:table-cell>
          <table:table-cell table:formula="of:=IFERROR([.E26]/[.C26]; )" office:value-type="float" office:value="3075310" calcext:value-type="float">
            <text:p>3075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5.cnf</text:p>
          </table:table-cell>
          <table:table-cell office:value-type="string" calcext:value-type="string">
            <text:p>UNSATISFIABLE</text:p>
          </table:table-cell>
          <table:table-cell office:value-type="float" office:value="0.1" calcext:value-type="float">
            <text:p>0.1</text:p>
          </table:table-cell>
          <table:table-cell office:value-type="float" office:value="11554" calcext:value-type="float">
            <text:p>11554</text:p>
          </table:table-cell>
          <table:table-cell office:value-type="float" office:value="492132" calcext:value-type="float">
            <text:p>492132</text:p>
          </table:table-cell>
          <table:table-cell table:formula="of:=IFERROR([.E27]/[.C27]; )" office:value-type="float" office:value="4921320" calcext:value-type="float">
            <text:p>4921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6.cnf</text:p>
          </table:table-cell>
          <table:table-cell office:value-type="string" calcext:value-type="string">
            <text:p>SATISFIABLE</text:p>
          </table:table-cell>
          <table:table-cell office:value-type="float" office:value="0.3" calcext:value-type="float">
            <text:p>0.3</text:p>
          </table:table-cell>
          <table:table-cell office:value-type="float" office:value="25253" calcext:value-type="float">
            <text:p>25253</text:p>
          </table:table-cell>
          <table:table-cell office:value-type="float" office:value="1083362" calcext:value-type="float">
            <text:p>1083362</text:p>
          </table:table-cell>
          <table:table-cell table:formula="of:=IFERROR([.E28]/[.C28]; )" office:value-type="float" office:value="3611206.66666667" calcext:value-type="float">
            <text:p>3611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7.cnf</text:p>
          </table:table-cell>
          <table:table-cell office:value-type="string" calcext:value-type="string">
            <text:p>UNSATISFIABLE</text:p>
          </table:table-cell>
          <table:table-cell office:value-type="float" office:value="0.3" calcext:value-type="float">
            <text:p>0.3</text:p>
          </table:table-cell>
          <table:table-cell office:value-type="float" office:value="26315" calcext:value-type="float">
            <text:p>26315</text:p>
          </table:table-cell>
          <table:table-cell office:value-type="float" office:value="1138070" calcext:value-type="float">
            <text:p>1138070</text:p>
          </table:table-cell>
          <table:table-cell table:formula="of:=IFERROR([.E29]/[.C29]; )" office:value-type="float" office:value="3793566.66666667" calcext:value-type="float">
            <text:p>379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8.cnf</text:p>
          </table:table-cell>
          <table:table-cell office:value-type="string" calcext:value-type="string">
            <text:p>SATISFIABLE</text:p>
          </table:table-cell>
          <table:table-cell office:value-type="float" office:value="0.1" calcext:value-type="float">
            <text:p>0.1</text:p>
          </table:table-cell>
          <table:table-cell office:value-type="float" office:value="9299" calcext:value-type="float">
            <text:p>9299</text:p>
          </table:table-cell>
          <table:table-cell office:value-type="float" office:value="379211" calcext:value-type="float">
            <text:p>379211</text:p>
          </table:table-cell>
          <table:table-cell table:formula="of:=IFERROR([.E30]/[.C30]; )" office:value-type="float" office:value="3792110" calcext:value-type="float">
            <text:p>3792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00-9.cnf</text:p>
          </table:table-cell>
          <table:table-cell office:value-type="string" calcext:value-type="string">
            <text:p>SATISFIABLE</text:p>
          </table:table-cell>
          <table:table-cell office:value-type="float" office:value="0.1" calcext:value-type="float">
            <text:p>0.1</text:p>
          </table:table-cell>
          <table:table-cell office:value-type="float" office:value="8293" calcext:value-type="float">
            <text:p>8293</text:p>
          </table:table-cell>
          <table:table-cell office:value-type="float" office:value="339073" calcext:value-type="float">
            <text:p>339073</text:p>
          </table:table-cell>
          <table:table-cell table:formula="of:=IFERROR([.E31]/[.C31]; )" office:value-type="float" office:value="3390730" calcext:value-type="float">
            <text:p>33907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10.cnf</text:p>
          </table:table-cell>
          <table:table-cell office:value-type="string" calcext:value-type="string">
            <text:p>SATISFIABLE</text:p>
          </table:table-cell>
          <table:table-cell office:value-type="float" office:value="0.6" calcext:value-type="float">
            <text:p>0.6</text:p>
          </table:table-cell>
          <table:table-cell office:value-type="float" office:value="50074" calcext:value-type="float">
            <text:p>50074</text:p>
          </table:table-cell>
          <table:table-cell office:value-type="float" office:value="2463106" calcext:value-type="float">
            <text:p>2463106</text:p>
          </table:table-cell>
          <table:table-cell table:formula="of:=IFERROR([.E32]/[.C32]; )" office:value-type="float" office:value="4105176.66666667" calcext:value-type="float">
            <text:p>410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1.cnf</text:p>
          </table:table-cell>
          <table:table-cell office:value-type="string" calcext:value-type="string">
            <text:p>UNSATISFIABLE</text:p>
          </table:table-cell>
          <table:table-cell office:value-type="float" office:value="1.1" calcext:value-type="float">
            <text:p>1.1</text:p>
          </table:table-cell>
          <table:table-cell office:value-type="float" office:value="80183" calcext:value-type="float">
            <text:p>80183</text:p>
          </table:table-cell>
          <table:table-cell office:value-type="float" office:value="3969717" calcext:value-type="float">
            <text:p>3969717</text:p>
          </table:table-cell>
          <table:table-cell table:formula="of:=IFERROR([.E33]/[.C33]; )" office:value-type="float" office:value="3608833.63636364" calcext:value-type="float">
            <text:p>3608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2.cnf</text:p>
          </table:table-cell>
          <table:table-cell office:value-type="string" calcext:value-type="string">
            <text:p>UNSATISFIABLE</text:p>
          </table:table-cell>
          <table:table-cell office:value-type="float" office:value="1.9" calcext:value-type="float">
            <text:p>1.9</text:p>
          </table:table-cell>
          <table:table-cell office:value-type="float" office:value="123065" calcext:value-type="float">
            <text:p>123065</text:p>
          </table:table-cell>
          <table:table-cell office:value-type="float" office:value="5964973" calcext:value-type="float">
            <text:p>5964973</text:p>
          </table:table-cell>
          <table:table-cell table:formula="of:=IFERROR([.E34]/[.C34]; )" office:value-type="float" office:value="3139459.47368421" calcext:value-type="float">
            <text:p>3139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3.cnf</text:p>
          </table:table-cell>
          <table:table-cell office:value-type="string" calcext:value-type="string">
            <text:p>SATISFIABLE</text:p>
          </table:table-cell>
          <table:table-cell office:value-type="float" office:value="0.8" calcext:value-type="float">
            <text:p>0.8</text:p>
          </table:table-cell>
          <table:table-cell office:value-type="float" office:value="55647" calcext:value-type="float">
            <text:p>55647</text:p>
          </table:table-cell>
          <table:table-cell office:value-type="float" office:value="2794673" calcext:value-type="float">
            <text:p>2794673</text:p>
          </table:table-cell>
          <table:table-cell table:formula="of:=IFERROR([.E35]/[.C35]; )" office:value-type="float" office:value="3493341.25" calcext:value-type="float">
            <text:p>3493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4.cnf</text:p>
          </table:table-cell>
          <table:table-cell office:value-type="string" calcext:value-type="string">
            <text:p>SATISFIABLE</text:p>
          </table:table-cell>
          <table:table-cell office:value-type="float" office:value="0.3" calcext:value-type="float">
            <text:p>0.3</text:p>
          </table:table-cell>
          <table:table-cell office:value-type="float" office:value="24905" calcext:value-type="float">
            <text:p>24905</text:p>
          </table:table-cell>
          <table:table-cell office:value-type="float" office:value="1200407" calcext:value-type="float">
            <text:p>1200407</text:p>
          </table:table-cell>
          <table:table-cell table:formula="of:=IFERROR([.E36]/[.C36]; )" office:value-type="float" office:value="4001356.66666667" calcext:value-type="float">
            <text:p>4001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5.cnf</text:p>
          </table:table-cell>
          <table:table-cell office:value-type="string" calcext:value-type="string">
            <text:p>UNSATISFIABLE</text:p>
          </table:table-cell>
          <table:table-cell office:value-type="float" office:value="1.5" calcext:value-type="float">
            <text:p>1.5</text:p>
          </table:table-cell>
          <table:table-cell office:value-type="float" office:value="104613" calcext:value-type="float">
            <text:p>104613</text:p>
          </table:table-cell>
          <table:table-cell office:value-type="float" office:value="5235517" calcext:value-type="float">
            <text:p>5235517</text:p>
          </table:table-cell>
          <table:table-cell table:formula="of:=IFERROR([.E37]/[.C37]; )" office:value-type="float" office:value="3490344.66666667" calcext:value-type="float">
            <text:p>3490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6.cnf</text:p>
          </table:table-cell>
          <table:table-cell office:value-type="string" calcext:value-type="string">
            <text:p>UNSATISFIABLE</text:p>
          </table:table-cell>
          <table:table-cell office:value-type="float" office:value="2.1" calcext:value-type="float">
            <text:p>2.1</text:p>
          </table:table-cell>
          <table:table-cell office:value-type="float" office:value="136808" calcext:value-type="float">
            <text:p>136808</text:p>
          </table:table-cell>
          <table:table-cell office:value-type="float" office:value="6836258" calcext:value-type="float">
            <text:p>6836258</text:p>
          </table:table-cell>
          <table:table-cell table:formula="of:=IFERROR([.E38]/[.C38]; )" office:value-type="float" office:value="3255360.95238095" calcext:value-type="float">
            <text:p>3255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7.cnf</text:p>
          </table:table-cell>
          <table:table-cell office:value-type="string" calcext:value-type="string">
            <text:p>SATISFIABLE</text:p>
          </table:table-cell>
          <table:table-cell office:value-type="float" office:value="0.8" calcext:value-type="float">
            <text:p>0.8</text:p>
          </table:table-cell>
          <table:table-cell office:value-type="float" office:value="56870" calcext:value-type="float">
            <text:p>56870</text:p>
          </table:table-cell>
          <table:table-cell office:value-type="float" office:value="2841108" calcext:value-type="float">
            <text:p>2841108</text:p>
          </table:table-cell>
          <table:table-cell table:formula="of:=IFERROR([.E39]/[.C39]; )" office:value-type="float" office:value="3551385" calcext:value-type="float">
            <text:p>355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8.cnf</text:p>
          </table:table-cell>
          <table:table-cell office:value-type="string" calcext:value-type="string">
            <text:p>UNSATISFIABLE</text:p>
          </table:table-cell>
          <table:table-cell office:value-type="float" office:value="1.3" calcext:value-type="float">
            <text:p>1.3</text:p>
          </table:table-cell>
          <table:table-cell office:value-type="float" office:value="92288" calcext:value-type="float">
            <text:p>92288</text:p>
          </table:table-cell>
          <table:table-cell office:value-type="float" office:value="4533618" calcext:value-type="float">
            <text:p>4533618</text:p>
          </table:table-cell>
          <table:table-cell table:formula="of:=IFERROR([.E40]/[.C40]; )" office:value-type="float" office:value="3487398.46153846" calcext:value-type="float">
            <text:p>3487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250-9.cnf</text:p>
          </table:table-cell>
          <table:table-cell office:value-type="string" calcext:value-type="string">
            <text:p>SATISFIABLE</text:p>
          </table:table-cell>
          <table:table-cell office:value-type="float" office:value="0.4" calcext:value-type="float">
            <text:p>0.4</text:p>
          </table:table-cell>
          <table:table-cell office:value-type="float" office:value="32426" calcext:value-type="float">
            <text:p>32426</text:p>
          </table:table-cell>
          <table:table-cell office:value-type="float" office:value="1569915" calcext:value-type="float">
            <text:p>1569915</text:p>
          </table:table-cell>
          <table:table-cell table:formula="of:=IFERROR([.E41]/[.C41]; )" office:value-type="float" office:value="3924787.5" calcext:value-type="float">
            <text:p>392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10.cnf</text:p>
          </table:table-cell>
          <table:table-cell office:value-type="string" calcext:value-type="string">
            <text:p>SATISFIABLE</text:p>
          </table:table-cell>
          <table:table-cell office:value-type="float" office:value="5" calcext:value-type="float">
            <text:p>5</text:p>
          </table:table-cell>
          <table:table-cell office:value-type="float" office:value="261765" calcext:value-type="float">
            <text:p>261765</text:p>
          </table:table-cell>
          <table:table-cell office:value-type="float" office:value="14689233" calcext:value-type="float">
            <text:p>14689233</text:p>
          </table:table-cell>
          <table:table-cell table:formula="of:=IFERROR([.E42]/[.C42]; )" office:value-type="float" office:value="2937846.6" calcext:value-type="float">
            <text:p>2937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1.cnf</text:p>
          </table:table-cell>
          <table:table-cell office:value-type="string" calcext:value-type="string">
            <text:p>SATISFIABLE</text:p>
          </table:table-cell>
          <table:table-cell office:value-type="float" office:value="19.4" calcext:value-type="float">
            <text:p>19.4</text:p>
          </table:table-cell>
          <table:table-cell office:value-type="float" office:value="668948" calcext:value-type="float">
            <text:p>668948</text:p>
          </table:table-cell>
          <table:table-cell office:value-type="float" office:value="37171999" calcext:value-type="float">
            <text:p>37171999</text:p>
          </table:table-cell>
          <table:table-cell table:formula="of:=IFERROR([.E43]/[.C43]; )" office:value-type="float" office:value="1916082.42268041" calcext:value-type="float">
            <text:p>1916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2.cnf</text:p>
          </table:table-cell>
          <table:table-cell office:value-type="string" calcext:value-type="string">
            <text:p>UNSATISFIABLE</text:p>
          </table:table-cell>
          <table:table-cell office:value-type="float" office:value="18.2" calcext:value-type="float">
            <text:p>18.2</text:p>
          </table:table-cell>
          <table:table-cell office:value-type="float" office:value="647130" calcext:value-type="float">
            <text:p>647130</text:p>
          </table:table-cell>
          <table:table-cell office:value-type="float" office:value="36496159" calcext:value-type="float">
            <text:p>36496159</text:p>
          </table:table-cell>
          <table:table-cell table:formula="of:=IFERROR([.E44]/[.C44]; )" office:value-type="float" office:value="2005283.46153846" calcext:value-type="float">
            <text:p>2005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3.cnf</text:p>
          </table:table-cell>
          <table:table-cell office:value-type="string" calcext:value-type="string">
            <text:p>UNSATISFIABLE</text:p>
          </table:table-cell>
          <table:table-cell office:value-type="float" office:value="8.1" calcext:value-type="float">
            <text:p>8.1</text:p>
          </table:table-cell>
          <table:table-cell office:value-type="float" office:value="354511" calcext:value-type="float">
            <text:p>354511</text:p>
          </table:table-cell>
          <table:table-cell office:value-type="float" office:value="19901468" calcext:value-type="float">
            <text:p>19901468</text:p>
          </table:table-cell>
          <table:table-cell table:formula="of:=IFERROR([.E45]/[.C45]; )" office:value-type="float" office:value="2456971.35802469" calcext:value-type="float">
            <text:p>245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4.cnf</text:p>
          </table:table-cell>
          <table:table-cell office:value-type="string" calcext:value-type="string">
            <text:p>UNSATISFIABLE</text:p>
          </table:table-cell>
          <table:table-cell office:value-type="float" office:value="11.7" calcext:value-type="float">
            <text:p>11.7</text:p>
          </table:table-cell>
          <table:table-cell office:value-type="float" office:value="479041" calcext:value-type="float">
            <text:p>479041</text:p>
          </table:table-cell>
          <table:table-cell office:value-type="float" office:value="27002303" calcext:value-type="float">
            <text:p>27002303</text:p>
          </table:table-cell>
          <table:table-cell table:formula="of:=IFERROR([.E46]/[.C46]; )" office:value-type="float" office:value="2307889.14529915" calcext:value-type="float">
            <text:p>2307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5.cnf</text:p>
          </table:table-cell>
          <table:table-cell office:value-type="string" calcext:value-type="string">
            <text:p>SATISFIABLE</text:p>
          </table:table-cell>
          <table:table-cell office:value-type="float" office:value="15.5" calcext:value-type="float">
            <text:p>15.5</text:p>
          </table:table-cell>
          <table:table-cell office:value-type="float" office:value="580334" calcext:value-type="float">
            <text:p>580334</text:p>
          </table:table-cell>
          <table:table-cell office:value-type="float" office:value="32577857" calcext:value-type="float">
            <text:p>32577857</text:p>
          </table:table-cell>
          <table:table-cell table:formula="of:=IFERROR([.E47]/[.C47]; )" office:value-type="float" office:value="2101797.22580645" calcext:value-type="float">
            <text:p>2101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6.cnf</text:p>
          </table:table-cell>
          <table:table-cell office:value-type="string" calcext:value-type="string">
            <text:p>UNSATISFIABLE</text:p>
          </table:table-cell>
          <table:table-cell office:value-type="float" office:value="6.1" calcext:value-type="float">
            <text:p>6.1</text:p>
          </table:table-cell>
          <table:table-cell office:value-type="float" office:value="294491" calcext:value-type="float">
            <text:p>294491</text:p>
          </table:table-cell>
          <table:table-cell office:value-type="float" office:value="16771343" calcext:value-type="float">
            <text:p>16771343</text:p>
          </table:table-cell>
          <table:table-cell table:formula="of:=IFERROR([.E48]/[.C48]; )" office:value-type="float" office:value="2749400.49180328" calcext:value-type="float">
            <text:p>2749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7.cnf</text:p>
          </table:table-cell>
          <table:table-cell office:value-type="string" calcext:value-type="string">
            <text:p>SATISFIABLE</text:p>
          </table:table-cell>
          <table:table-cell office:value-type="float" office:value="1.9" calcext:value-type="float">
            <text:p>1.9</text:p>
          </table:table-cell>
          <table:table-cell office:value-type="float" office:value="113743" calcext:value-type="float">
            <text:p>113743</text:p>
          </table:table-cell>
          <table:table-cell office:value-type="float" office:value="6499346" calcext:value-type="float">
            <text:p>6499346</text:p>
          </table:table-cell>
          <table:table-cell table:formula="of:=IFERROR([.E49]/[.C49]; )" office:value-type="float" office:value="3420708.42105263" calcext:value-type="float">
            <text:p>3420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8.cnf</text:p>
          </table:table-cell>
          <table:table-cell office:value-type="string" calcext:value-type="string">
            <text:p>UNSATISFIABLE</text:p>
          </table:table-cell>
          <table:table-cell office:value-type="float" office:value="14.6" calcext:value-type="float">
            <text:p>14.6</text:p>
          </table:table-cell>
          <table:table-cell office:value-type="float" office:value="558417" calcext:value-type="float">
            <text:p>558417</text:p>
          </table:table-cell>
          <table:table-cell office:value-type="float" office:value="31400288" calcext:value-type="float">
            <text:p>31400288</text:p>
          </table:table-cell>
          <table:table-cell table:formula="of:=IFERROR([.E50]/[.C50]; )" office:value-type="float" office:value="2150704.65753425" calcext:value-type="float">
            <text:p>2150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s-300-9.cnf</text:p>
          </table:table-cell>
          <table:table-cell office:value-type="string" calcext:value-type="string">
            <text:p>SATISFIABLE</text:p>
          </table:table-cell>
          <table:table-cell office:value-type="float" office:value="4.4" calcext:value-type="float">
            <text:p>4.4</text:p>
          </table:table-cell>
          <table:table-cell office:value-type="float" office:value="218985" calcext:value-type="float">
            <text:p>218985</text:p>
          </table:table-cell>
          <table:table-cell office:value-type="float" office:value="12451209" calcext:value-type="float">
            <text:p>12451209</text:p>
          </table:table-cell>
          <table:table-cell table:formula="of:=IFERROR([.E51]/[.C51]; )" office:value-type="float" office:value="2829820.22727273" calcext:value-type="float">
            <text:p>2829820</text:p>
          </table:table-cell>
          <table:table-cell table:number-columns-repeated="4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7:33:56.9113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as </meta:initial-creator>
    <meta:creation-date>2015-09-23T10:39:11</meta:creation-date>
    <meta:generator>LibreOffice/5.2.2.2$Linux_X86_64 LibreOffice_project/20m0$Build-2</meta:generator>
    <dc:date>2016-11-15T18:21:13.241451023</dc:date>
    <meta:editing-duration>PT10M50S</meta:editing-duration>
    <meta:editing-cycles>6</meta:editing-cycles>
    <meta:document-statistic meta:table-count="2" meta:cell-count="612" meta:object-count="0"/>
  </office:meta>
</office:document-meta>
</file>